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Sendnya" svg:font-family="Sendny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tab-stops/>
      </style:paragraph-properties>
      <style:text-properties style:font-name="Helvetica" style:font-name-asian="Helvetica" style:font-name-complex="Helvetica"/>
    </style:style>
    <style:style style:name="P2" style:family="paragraph" style:parent-style-name="Standard">
      <style:paragraph-properties>
        <style:tab-stops/>
      </style:paragraph-properties>
      <style:text-properties style:font-name="Helvetica" style:text-underline-style="solid" style:text-underline-width="auto" style:text-underline-color="font-color" style:font-name-asian="Helvetica" style:font-name-complex="Helvetica"/>
    </style:style>
    <style:style style:name="P3" style:family="paragraph" style:parent-style-name="Standard">
      <style:paragraph-properties>
        <style:tab-stops/>
      </style:paragraph-properties>
      <style:text-properties style:font-name="Helvetica" style:text-underline-style="solid" style:text-underline-width="auto" style:text-underline-color="font-color" fo:font-weight="normal" style:font-name-asian="Helvetica" style:font-weight-asian="normal" style:font-name-complex="Helvetica" style:font-weight-complex="normal"/>
    </style:style>
    <style:style style:name="P4" style:family="paragraph" style:parent-style-name="Standard">
      <style:paragraph-properties>
        <style:tab-stops/>
      </style:paragraph-properties>
      <style:text-properties style:font-name="Helvetica" fo:font-weight="bold" style:font-name-asian="Helvetica" style:font-weight-asian="bold" style:font-name-complex="Helvetica" style:font-weight-complex="bold"/>
    </style:style>
    <style:style style:name="P5" style:family="paragraph" style:parent-style-name="Standard">
      <style:paragraph-properties>
        <style:tab-stops/>
      </style:paragraph-properties>
      <style:text-properties style:font-name="Helvetica"/>
    </style:style>
    <style:style style:name="P6" style:family="paragraph" style:parent-style-name="Standard" style:master-page-name="Standard">
      <style:paragraph-properties style:page-number="auto">
        <style:tab-stops/>
      </style:paragraph-properties>
      <style:text-properties style:font-name="Helvetica" style:text-underline-style="solid" style:text-underline-width="auto" style:text-underline-color="font-color" fo:font-weight="bold" style:font-name-asian="Helvetica" style:font-weight-asian="bold" style:font-name-complex="Helvetica" style:font-weight-complex="bold"/>
    </style:style>
    <style:style style:name="P7" style:family="paragraph" style:parent-style-name="Standard">
      <style:paragraph-properties>
        <style:tab-stops/>
      </style:paragraph-properties>
      <style:text-properties style:font-name="Helvetica" style:text-underline-style="none" fo:font-weight="normal" style:font-name-asian="Helvetica" style:font-weight-asian="normal" style:font-name-complex="Helvetica" style:font-weight-complex="normal"/>
    </style:style>
    <style:style style:name="P8" style:family="paragraph" style:parent-style-name="Standard" style:list-style-name="L1">
      <style:paragraph-properties>
        <style:tab-stops/>
      </style:paragraph-properties>
      <style:text-properties style:font-name="Helvetica" style:text-underline-style="none" fo:font-weight="normal" style:font-name-asian="Helvetica" style:font-weight-asian="normal" style:font-name-complex="Helvetica" style:font-weight-complex="normal"/>
    </style:style>
    <style:style style:name="P9" style:family="paragraph" style:parent-style-name="Standard" style:list-style-name="L1">
      <style:paragraph-properties>
        <style:tab-stops/>
      </style:paragraph-properties>
      <style:text-properties style:font-name="Helvetica" fo:font-style="normal" style:text-underline-style="none" fo:font-weight="normal" style:font-name-asian="Helvetica" style:font-style-asian="normal" style:font-weight-asian="normal" style:font-name-complex="Helvetica" style:font-style-complex="normal" style:font-weight-complex="normal"/>
    </style:style>
    <style:style style:name="P10" style:family="paragraph" style:parent-style-name="Standard" style:list-style-name="L1">
      <style:paragraph-properties>
        <style:tab-stops/>
      </style:paragraph-properties>
      <style:text-properties style:font-name="Helvetica"/>
    </style:style>
    <style:style style:name="P11" style:family="paragraph" style:parent-style-name="Standard">
      <style:paragraph-properties>
        <style:tab-stops/>
      </style:paragraph-properties>
      <style:text-properties style:font-name="Helvetica" style:font-name-asian="Helvetica" style:font-name-complex="Helvetica"/>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azer5D Beta Version History</text:p>
      <text:p text:style-name="P1"/>
      <text:p text:style-name="P4">V3.00-dev5 (03/30/2010):</text:p>
      <text:p text:style-name="P2">Other Changes (All Platforms):</text:p>
      <text:list xml:id="list1054365341" text:style-name="L1">
        <text:list-item>
          <text:p text:style-name="P8">Resource override plugins no longer require a restart to take effect when loaded. A restart is still required to unload them, though.</text:p>
        </text:list-item>
        <text:list-item>
          <text:p text:style-name="P8">Changed plugin unregistration a bit. Now, if no plugins are registered, the program will display a dialog indicating this, instead of presenting an input dialog with “No Plugins Registered” as the only choice.</text:p>
        </text:list-item>
      </text:list>
      <text:p text:style-name="P1"/>
      <text:p text:style-name="P4">V3.00-dev4 (03/28/2010):</text:p>
      <text:p text:style-name="P3">Bug Fixes (All Platforms):</text:p>
      <text:list xml:id="list1108344968" text:continue-numbering="true" text:style-name="L1">
        <text:list-item>
          <text:p text:style-name="P9">Fixed a bug that caused poison not to work correctly if the power was set to 1. (At 1 poison power, 1 health should be deducted at every step taken. Instead, no health was deducted. This now works the way it is supposed to.)</text:p>
        </text:list-item>
        <text:list-item>
          <text:p text:style-name="P9">Fixed a bug causing Remote Action Wands not to work on Barrier Generators.</text:p>
        </text:list-item>
        <text:list-item>
          <text:p text:style-name="P9">Fixed a bug causing Invisible Pits not to play a sound when stumbled into, even if sounds were enabled.</text:p>
        </text:list-item>
        <text:list-item>
          <text:p text:style-name="P9">Fixed a bug causing Barrier Generators of all kinds to sometimes get stuck in a “permanently off” state when they're not supposed to.</text:p>
        </text:list-item>
      </text:list>
      <text:p text:style-name="P2">Other Changes (All Platforms):</text:p>
      <text:list xml:id="list352948155" text:continue-numbering="true" text:style-name="L1">
        <text:list-item>
          <text:p text:style-name="P8">Changed the way poison power is displayed. Instead of a simple number (from 0 to 10), it is now displayed as None (for 0), 1 health / 1 step (for 1), or 1 health / X steps (for X from 2 to 10). This change affects both the stat display and the level preferences dialog.</text:p>
        </text:list-item>
        <text:list-item>
          <text:p text:style-name="P8">Finished the documentation for the plug-in system – plug-in developers can use this documentation to create their own plug-ins.</text:p>
        </text:list-item>
        <text:list-item>
          <text:p text:style-name="P8">Split the Version History into two: Beta Version History documents the changes in beta builds, and the “normal” Version History documents the changes in full releases.</text:p>
        </text:list-item>
        <text:list-item>
          <text:p text:style-name="P8">Barriers now hurt you for 2% of your max health if you try to cross them.</text:p>
        </text:list-item>
        <text:list-item>
          <text:p text:style-name="P8">The game no longer prompts for a high score if the game ends because you ran out of health.</text:p>
        </text:list-item>
      </text:list>
      <text:p text:style-name="P1"/>
      <text:p text:style-name="P4">V3.00-dev3 (03/26/2010):</text:p>
      <text:p text:style-name="P2">New Features:</text:p>
      <text:list xml:id="list322033128" text:continue-numbering="true" text:style-name="L1">
        <text:list-item>
          <text:p text:style-name="P9">Added resource override support to the plug-in system, which is not fully documented yet – documentation is planned before V3.00 is declared final.</text:p>
        </text:list-item>
      </text:list>
      <text:p text:style-name="P3">Bug Fixes (All Platforms):</text:p>
      <text:list xml:id="list424216913" text:continue-numbering="true" text:style-name="L1">
        <text:list-item>
          <text:p text:style-name="P9">Fixed a bug that caused the program to crash when the View Score Table feature was invoked.</text:p>
        </text:list-item>
        <text:list-item>
          <text:p text:style-name="P9">Fixed a bug that caused high scores not to work properly.</text:p>
        </text:list-item>
        <text:list-item>
          <text:p text:style-name="P9">Fixed a bug in the Maze Updater tool that caused the Exit menu command to not do anything.</text:p>
        </text:list-item>
      </text:list>
      <text:p text:style-name="P2">Other Changes (All Platforms):</text:p>
      <text:list xml:id="list1987657455" text:continue-numbering="true" text:style-name="L1">
        <text:list-item>
          <text:p text:style-name="P8">Changed several sound effects used in the game.</text:p>
        </text:list-item>
        <text:list-item>
          <text:p text:style-name="P8">Changed the license the game is released under to the BSD license.</text:p>
        </text:list-item>
        <text:list-item>
          <text:p text:style-name="P8">Removed the MazerPlatform plug-in and integrated its contents into the main code.</text:p>
        </text:list-item>
      </text:list>
      <text:p text:style-name="P1"><text:soft-page-break/></text:p>
      <text:p text:style-name="P4">V3.00-dev2 (03/21/2010):</text:p>
      <text:p text:style-name="P2">New Features:</text:p>
      <text:list xml:id="list2122942157" text:continue-numbering="true" text:style-name="L1">
        <text:list-item>
          <text:p text:style-name="P9">Added 33 new objects: 29 kinds of crystal; a Crystal Wall that can be programmed to accept any crystal, or a specific kind of crystal, and otherwise behaves like a lock; Shock Arrows, Shock Bombs, and Shocked Barrier Generators, which behave similarly to their Enraged/Fire counterparts.</text:p>
        </text:list-item>
      </text:list>
      <text:p text:style-name="P3">Bug Fixes (All Platforms):</text:p>
      <text:list xml:id="list1667746498" text:continue-numbering="true" text:style-name="L1">
        <text:list-item>
          <text:p text:style-name="P9">Fixed a bug that caused the program to crash when a new maze was created.</text:p>
        </text:list-item>
        <text:list-item>
          <text:p text:style-name="P9">Fixed a bug that caused the maze file to get deleted if saving failed.</text:p>
        </text:list-item>
        <text:list-item>
          <text:p text:style-name="P9">Fixed a bug that caused the program to crash when adding a level to a maze in the Editor.</text:p>
        </text:list-item>
        <text:list-item>
          <text:p text:style-name="P9">Made the special Barrier Generators (Enraged, Iced, Poisoned, and Shocked) place-able in the Maze Editor, to fix a bug that caused these objects to not be recognized if they were present in a saved state.</text:p>
        </text:list-item>
      </text:list>
      <text:p text:style-name="P2">Other Changes (Mac OS X):</text:p>
      <text:list xml:id="list531056299" text:continue-numbering="true" text:style-name="L1">
        <text:list-item>
          <text:p text:style-name="P8">Updated the Quaqua user interface library from version 6.4 to version 6.4.1.</text:p>
        </text:list-item>
      </text:list>
      <text:p text:style-name="P2">Other Changes (All Platforms):</text:p>
      <text:list xml:id="list193405418" text:continue-numbering="true" text:style-name="L1">
        <text:list-item>
          <text:p text:style-name="P8">Sadly, due to the new objects introduced, compatibility with V1.1 saved games is no longer possible.</text:p>
        </text:list-item>
      </text:list>
      <text:p text:style-name="P1"/>
      <text:p text:style-name="P4">V3.00-dev1 (03/19/2010):</text:p>
      <text:p text:style-name="P2">New Features:</text:p>
      <text:list xml:id="list1094327472" text:continue-numbering="true" text:style-name="L1">
        <text:list-item>
          <text:p text:style-name="P9">Dramatically increased the maximum size of a maze, from 64 rows by 64 columns by 8 floors by 8 levels by 2 layers to 64 rows by 64 columns by 64 floors by 2,000,000+ levels by 2 layers.</text:p>
        </text:list-item>
        <text:list-item>
          <text:p text:style-name="P9">Added support for messages to display for the start and end of each level and maze, as well as titles for each level and maze.</text:p>
        </text:list-item>
        <text:list-item>
          <text:p text:style-name="P9">Added poisonous level support to mazes. Each level can have its own poison power setting. Poison will slowly deplete your health, if it is activated. The smaller the poison power, the more potent the poison.</text:p>
        </text:list-item>
        <text:list-item>
          <text:p text:style-name="P9">Added icons for the stat display.</text:p>
        </text:list-item>
      </text:list>
      <text:p text:style-name="P3">Bug Fixes (All Platforms):</text:p>
      <text:list xml:id="list984094053" text:continue-numbering="true" text:style-name="L1">
        <text:list-item>
          <text:p text:style-name="P8">Fixed a bug that caused the program to crash when the Set Start Point command was invoked and the start point was set outside the maze.</text:p>
        </text:list-item>
        <text:list-item>
          <text:p text:style-name="P8">Fixed a saved state bug that caused the starting location to be set improperly when loading a saved state file.</text:p>
        </text:list-item>
        <text:list-item>
          <text:p text:style-name="P8">Fixed a bunch of potential null pointer access bugs.</text:p>
        </text:list-item>
        <text:list-item>
          <text:p text:style-name="P8">Fixed a minor bug with multiple actions being fired when not strictly needed.</text:p>
        </text:list-item>
        <text:list-item>
          <text:p text:style-name="P8">Fixed a bug in the updater that caused the cache to be updated but never used.</text:p>
        </text:list-item>
      </text:list>
      <text:p text:style-name="P2">Other Changes (All Platforms):</text:p>
      <text:list xml:id="list1569408281" text:continue-numbering="true" text:style-name="L1">
        <text:list-item>
          <text:p text:style-name="P8">The maze format has been updated from version 1.1 to version 2.0. The new version includes support for the increased limits, the new messages, and poison. Older mazes will still work, as will older saved games – however, only version 1.1 mazes and saved games work. Version 1.0 mazes and saved games are no longer supported. A maze updater is provided to update any version 1.0 mazes to version 1.1, so that they can still be used. Saved games cannot be updated with this tool.</text:p>
        </text:list-item>
        <text:list-item>
          <text:p text:style-name="P8">Removed a bunch of code that wasn't used anywhere.</text:p>
        </text:list-item>
        <text:list-item>
          <text:p text:style-name="P8"><text:soft-page-break/>Removed the Fill Entire Maze commands, because they no longer work properly with the new maze format.</text:p>
        </text:list-item>
        <text:list-item>
          <text:p text:style-name="P10">Split the Maze Preferences into two: the new Maze Preferences contains settings for the whole maze, and the new Level Preferences contains settings for the active level.</text:p>
        </text:list-item>
      </text:list>
      <text:p text:style-name="P5"/>
      <text:p text:style-name="P5"><text:span text:style-name="T1">Note:</text:span> Beta builds were not issued prior to the development of version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Sendnya" svg:font-family="Sendny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start" style:justify-single-word="false" fo:text-indent="0in" style:auto-text-indent="false" style:text-autospace="ideograph-alpha" style:vertical-align="auto"/>
      <style:text-properties style:font-name="Sendnya" fo:font-size="12pt" fo:language="en" fo:country="US" style:font-name-asian="Sendnya" style:font-size-asian="12pt" style:language-asian="en" style:country-asian="US" style:font-name-complex="Sendnya" style:font-size-complex="12pt"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sahnell</meta:initial-creator>
    <dc:creator>Eric Ahnell</dc:creator>
    <meta:creation-date>2010-01-29T10:09:00</meta:creation-date>
    <dc:date>2010-03-31T14:29:22</dc:date>
    <meta:generator>OpenOffice.org/3.2$Unix OpenOffice.org_project/320m12$Build-9483</meta:generator>
    <meta:editing-duration>PT06H01M18S</meta:editing-duration>
    <meta:editing-cycles>153</meta:editing-cycles>
    <dc:title>Mazer5D Version History</dc:title>
    <meta:document-statistic meta:table-count="0" meta:image-count="0" meta:object-count="0" meta:page-count="3" meta:paragraph-count="58" meta:word-count="988" meta:character-count="5458"/>
  </office:meta>
</office:document-meta>
</file>